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40000000F06BA530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50%"/>
      <style:text-properties fo:color="#000000" style:font-name="Arial"/>
    </style:style>
    <style:style style:name="P6" style:family="paragraph" style:parent-style-name="Standard">
      <style:paragraph-properties fo:margin-top="0cm" fo:margin-bottom="0cm" fo:line-height="150%" fo:text-align="center" style:justify-single-word="false"/>
      <style:text-properties fo:color="#000000" style:font-name="Arial"/>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fo:text-align="center" style:justify-single-word="false"/>
    </style:style>
    <style:style style:name="P9" style:family="paragraph" style:parent-style-name="Standard">
      <style:paragraph-properties fo:line-height="100%">
        <style:tab-stops>
          <style:tab-stop style:position="7.5cm" style:type="center"/>
          <style:tab-stop style:position="15cm" style:type="right"/>
        </style:tab-stops>
      </style:paragraph-properties>
    </style:style>
    <style:style style:name="P10" style:family="paragraph" style:parent-style-name="Standard">
      <style:paragraph-properties fo:line-height="150%"/>
      <style:text-properties fo:color="#000000" style:font-name="Arial" fo:font-size="16pt" style:font-size-asian="16pt" style:font-size-complex="16pt"/>
    </style:style>
    <style:style style:name="P11"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color="#000000" style:font-name="Arial" fo:font-size="20pt" style:font-size-asian="20pt" style:font-size-complex="20pt"/>
    </style:style>
    <style:style style:name="P13" style:family="paragraph" style:parent-style-name="Standard">
      <style:paragraph-properties fo:line-height="150%"/>
      <style:text-properties fo:color="#000000" style:font-name="Arial"/>
    </style:style>
    <style:style style:name="P14" style:family="paragraph" style:parent-style-name="Standard">
      <style:paragraph-properties fo:line-height="150%"/>
    </style:style>
    <style:style style:name="P15" style:family="paragraph" style:parent-style-name="Standard">
      <style:paragraph-properties fo:margin-top="0cm" fo:margin-bottom="0.37cm" fo:line-height="150%" fo:text-align="justify" style:justify-single-word="false"/>
    </style:style>
    <style:style style:name="P16" style:family="paragraph" style:parent-style-name="Contents_20_1">
      <style:paragraph-properties fo:line-height="150%">
        <style:tab-stops>
          <style:tab-stop style:position="17cm" style:type="right" style:leader-style="dotted" style:leader-text="."/>
        </style:tab-stops>
      </style:paragraph-properties>
    </style:style>
    <style:style style:name="P17" style:family="paragraph" style:parent-style-name="Contents_20_3">
      <style:paragraph-properties fo:line-height="150%">
        <style:tab-stops>
          <style:tab-stop style:position="16.295cm" style:type="right" style:leader-style="dotted" style:leader-text="."/>
        </style:tab-stops>
      </style:paragraph-properties>
    </style:style>
    <style:style style:name="P18" style:family="paragraph" style:parent-style-name="Heading_20_2">
      <style:paragraph-properties fo:line-height="150%"/>
    </style:style>
    <style:style style:name="P19" style:family="paragraph" style:parent-style-name="Heading_20_3">
      <style:paragraph-properties fo:line-height="150%"/>
    </style:style>
    <style:style style:name="P20" style:family="paragraph" style:parent-style-name="Contents_20_2">
      <style:paragraph-properties fo:line-height="150%">
        <style:tab-stops>
          <style:tab-stop style:position="16.648cm" style:type="right" style:leader-style="dotted" style:leader-text="."/>
        </style:tab-stops>
      </style:paragraph-properties>
    </style:style>
    <style:style style:name="P21" style:family="paragraph" style:parent-style-name="Contents_20_Heading">
      <style:paragraph-properties fo:line-height="150%"/>
      <style:text-properties fo:color="#000000" style:font-name="Arial" fo:font-size="28pt" style:font-size-asian="28pt" style:font-size-complex="28pt"/>
    </style:style>
    <style:style style:name="P22"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23" style:family="paragraph" style:parent-style-name="Standard">
      <style:paragraph-properties fo:line-height="150%"/>
    </style:style>
    <style:style style:name="P24" style:family="paragraph" style:parent-style-name="Heading_20_1">
      <style:paragraph-properties fo:line-height="150%"/>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color="#000000" style:font-name="Arial"/>
    </style:style>
    <style:style style:name="T4" style:family="text">
      <style:text-properties fo:color="#000000" style:font-name="Arial" fo:font-weight="bold" style:font-weight-asian="bold" style:font-weight-complex="bold"/>
    </style:style>
    <style:style style:name="T5" style:family="text">
      <style:text-properties fo:color="#000000" style:font-name="Arial" fo:font-size="14pt" fo:font-weight="bold" style:font-size-asian="14pt" style:font-weight-asian="bold" style:font-size-complex="14pt" style:font-weight-complex="bold"/>
    </style:style>
    <style:style style:name="T6" style:family="text">
      <style:text-properties fo:color="#0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0"><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1"/>
      <text:p text:style-name="P11"/>
      <text:p text:style-name="P11"/>
      <text:p text:style-name="P11"/>
      <text:p text:style-name="P11"/>
      <text:p text:style-name="P14"><text:span text:style-name="Fonte_20_parág._20_padrão"><text:span text:style-name="T5"/></text:span></text:p>
      <text:p text:style-name="P14"><text:span text:style-name="Fonte_20_parág._20_padrão"><text:span text:style-name="T5">SGB_GINT_</text:span></text:span><text:bookmark text:name="id.gjdgxs"/><text:span text:style-name="Fonte_20_parág._20_padrão"><text:span text:style-name="T5">ProblemasEAções</text:span></text:span></text:p>
      <text:p text:style-name="P14"><text:span text:style-name="Fonte_20_parág._20_padrão"><text:span text:style-name="T5">Versão 0.1</text:span></text:span></text:p>
      <text:p text:style-name="P12"/>
      <text:p text:style-name="P12"/>
      <text:p text:style-name="P12"/>
      <text:p text:style-name="P12"/>
      <text:p text:style-name="P12"/>
      <text:p text:style-name="P22"><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span text:style-name="Fonte_20_parág._20_padrão"><text:span text:style-name="T6">Nome</text:span></text:span></text:p>
          </table:table-cell>
          <table:table-cell table:style-name="Tabela2.A1" office:value-type="string">
            <text:p text:style-name="P7"><text:span text:style-name="Fonte_20_parág._20_padrão"><text:span text:style-name="T6">Alterações</text:span></text:span></text:p>
          </table:table-cell>
          <table:table-cell table:style-name="Tabela2.A1" office:value-type="string">
            <text:p text:style-name="P7"><text:span text:style-name="Fonte_20_parág._20_padrão"><text:span text:style-name="T6">Data</text:span></text:span></text:p>
          </table:table-cell>
          <table:table-cell table:style-name="Tabela2.A1" office:value-type="string">
            <text:p text:style-name="P7"><text:span text:style-name="Fonte_20_parág._20_padrão"><text:span text:style-name="T6">Versão</text:span></text:span></text:p>
          </table:table-cell>
        </table:table-row>
        <table:table-row>
          <table:table-cell table:style-name="Tabela2.A2" office:value-type="string">
            <text:p text:style-name="P7"><text:span text:style-name="Fonte_20_parág._20_padrão"><text:span text:style-name="T7">Klevlon Moraes</text:span></text:span></text:p>
          </table:table-cell>
          <table:table-cell table:style-name="Tabela2.A2" office:value-type="string">
            <text:p text:style-name="P7"><text:span text:style-name="Fonte_20_parág._20_padrão"><text:span text:style-name="T7">Criação do Documento</text:span></text:span></text:p>
          </table:table-cell>
          <table:table-cell table:style-name="Tabela2.C2" office:value-type="date" office:date-value="2012-11-02">
            <text:p text:style-name="P8"><text:span text:style-name="Fonte_20_parág._20_padrão"><text:span text:style-name="T7">02/11/12</text:span></text:span></text:p>
          </table:table-cell>
          <table:table-cell table:style-name="Tabela2.A2" office:value-type="string">
            <text:p text:style-name="P8"><text:span text:style-name="Fonte_20_parág._20_padrão"><text:span text:style-name="T7">0.1</text:span></text:span></text:p>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1"><text:soft-page-break/>Sumário</text:p>
          </text:index-title>
          <text:p text:style-name="P16"><text:a xlink:type="simple" xlink:href="#__RefHeading__3196_103755458"><text:span text:style-name="T3">1 Sobre este Documento <text:tab/>4</text:span></text:a></text:p>
          <text:p text:style-name="P16"><text:a xlink:type="simple" xlink:href="#__RefHeading__3198_103755458"><text:span text:style-name="T3">2 Problemas e ações<text:tab/>4</text:span></text:a></text:p>
          <text:p text:style-name="P20"><text:a xlink:type="simple" xlink:href="#__RefHeading__3200_103755458"><text:span text:style-name="T3">2.1 Estimativa de custos<text:tab/>4</text:span></text:a></text:p>
          <text:p text:style-name="P17"><text:a xlink:type="simple" xlink:href="#__RefHeading__3202_103755458"><text:span text:style-name="T3">2.1.1 Ações corretivas<text:tab/>4</text:span></text:a></text:p>
          <text:p text:style-name="P20"><text:a xlink:type="simple" xlink:href="#__RefHeading__3200_103755458"><text:span text:style-name="T3">2.2 Gerência de configuração<text:tab/>4</text:span></text:a></text:p>
          <text:p text:style-name="P17"><text:a xlink:type="simple" xlink:href="#__RefHeading__3202_103755458"><text:span text:style-name="T3">2.2.1 Ações corretivas<text:tab/>4</text:span></text:a></text:p>
        </text:index-body>
      </text:table-of-content>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24" text:outline-level="1"><text:bookmark-start text:name="_Toc338917870"/><text:bookmark-start text:name="h.30j0zll"/><text:bookmark-start text:name="__RefHeading__3196_103755458"/><text:span text:style-name="Fonte_20_parág._20_padrão"><text:span text:style-name="T4">1 </text:span></text:span><text:bookmark-end text:name="_Toc338917870"/><text:bookmark-end text:name="h.30j0zll"/><text:span text:style-name="Fonte_20_parág._20_padrão"><text:span text:style-name="T4">Sobre este Documento </text:span></text:span><text:bookmark-end text:name="__RefHeading__3196_103755458"/></text:h>
      <text:p text:style-name="P15"><text:span text:style-name="Fonte_20_parág._20_padrão"><text:span text:style-name="T7"><text:tab/>Este documento visa relatar os problemas enfrentados durante a iteração de planejamento e registrar as ações a serem tomadas para sua correção.</text:span></text:span></text:p>
      <text:h text:style-name="P24" text:outline-level="1"><text:bookmark-start text:name="_Toc338917871"/><text:bookmark-start text:name="h.1fob9te"/><text:bookmark-start text:name="__RefHeading__3198_103755458"/><text:span text:style-name="Fonte_20_parág._20_padrão"><text:span text:style-name="T4">2 </text:span></text:span><text:bookmark-end text:name="_Toc338917871"/><text:bookmark-end text:name="h.1fob9te"/><text:span text:style-name="Fonte_20_parág._20_padrão"><text:span text:style-name="T4">Problemas e ações</text:span></text:span><text:bookmark-end text:name="__RefHeading__3198_103755458"/></text:h>
      <text:h text:style-name="P18" text:outline-level="2"><text:bookmark-start text:name="_Toc338917872"/><text:bookmark-start text:name="h.3znysh7"/><text:bookmark-start text:name="__RefHeading__3200_103755458"/><text:span text:style-name="Fonte_20_parág._20_padrão"><text:span text:style-name="T4">2.1 </text:span></text:span><text:bookmark-end text:name="_Toc338917872"/><text:bookmark-end text:name="h.3znysh7"/><text:span text:style-name="Fonte_20_parág._20_padrão"><text:span text:style-name="T4">Estimativa de Custo</text:span></text:span><text:bookmark-end text:name="__RefHeading__3200_103755458"/></text:h>
      <text:p text:style-name="P14"><text:span text:style-name="Fonte_20_parág._20_padrão"><text:span text:style-name="T7"><text:tab/>Houveram problemas nas estimativas de custos pois estas foram realizadas empiricamente com base em projetos passados, foram estimadas 63 horas para esta iteração, porém foram contabilizadas 248,3 horas trabalhadas ultrapassando em quatro vezes o valor inicial e consequentemente quadruplicando o custo real desta iteração.</text:span></text:span></text:p>
      <text:p text:style-name="P14"><text:span text:style-name="Fonte_20_parág._20_padrão"><text:span text:style-name="T7"><text:tab/>Grandes expectativas em relação à produtividade/hora da equipe podem ter gerado essa grande diferença de custo.</text:span></text:span></text:p>
      <text:h text:style-name="P19" text:outline-level="3"><text:bookmark-start text:name="_Toc338917873"/><text:bookmark-start text:name="h.2et92p0"/><text:bookmark-start text:name="__RefHeading__3202_103755458"/><text:span text:style-name="Fonte_20_parág._20_padrão"><text:span text:style-name="T4">2.1.1 </text:span></text:span><text:bookmark-end text:name="_Toc338917873"/><text:bookmark-end text:name="h.2et92p0"/><text:span text:style-name="Fonte_20_parág._20_padrão"><text:span text:style-name="T4">Ações corretivas</text:span></text:span><text:bookmark-end text:name="__RefHeading__3202_103755458"/></text:h>
      <text:p text:style-name="P14"><text:span text:style-name="Fonte_20_parág._20_padrão"><text:span text:style-name="T7"><text:tab/>Primeiramente deve-se alertar a todos da equipe para que estejam atentos à quantidade de horas gastas para cada tarefa realizada para evitar quantidades exageradas de horas para atividades simples. </text:span></text:span></text:p>
      <text:p text:style-name="P14"><text:span text:style-name="Fonte_20_parág._20_padrão"><text:span text:style-name="T7"><text:tab/>Os gerentes de tempo, escopo e custos também devem estimar as próximas iterações baseando-se nas duas iterações passadas para reavaliar os custos do projeto e renegociar junto ao dono do produto. </text:span></text:span></text:p>
      <text:h text:style-name="P18" text:outline-level="2"><text:bookmark-start text:name="_Toc3389178721"/><text:bookmark-start text:name="h.3znysh71"/><text:span text:style-name="Fonte_20_parág._20_padrão"><text:span text:style-name="T4">2.2 </text:span></text:span><text:bookmark-end text:name="_Toc3389178721"/><text:bookmark-end text:name="h.3znysh71"/><text:span text:style-name="Fonte_20_parág._20_padrão"><text:span text:style-name="T4">Gerência de configuração</text:span></text:span></text:h>
      <text:p text:style-name="P14"><text:span text:style-name="Fonte_20_parág._20_padrão"><text:span text:style-name="T7"><text:tab/>Ainda há alguns problemas quanto à utilização do padrão de nomenclatura descrito no documento de gerência de configuração, há nomes de arquivos que não seguem o padrão de nomenclatura ou não utilizam a ferramenta definida no documento.</text:span></text:span></text:p>
      <text:h text:style-name="P19" text:outline-level="3"><text:bookmark-start text:name="_Toc3389178731"/><text:bookmark-start text:name="h.2et92p01"/><text:bookmark-start text:name="__RefHeading__3202_1037554581"/><text:span text:style-name="Fonte_20_parág._20_padrão"><text:span text:style-name="T4">2.2.1 </text:span></text:span><text:bookmark-end text:name="_Toc3389178731"/><text:bookmark-end text:name="h.2et92p01"/><text:span text:style-name="Fonte_20_parág._20_padrão"><text:span text:style-name="T4">Ações corretivas</text:span></text:span><text:bookmark-end text:name="__RefHeading__3202_1037554581"/></text:h>
      <text:p text:style-name="P14"><text:soft-page-break/><text:span text:style-name="Fonte_20_parág._20_padrão"><text:span text:style-name="T7"><text:tab/>Alertar os participantes da equipe para que estejam atento aos padrões definidos pela gerência de configuração.</text:span></text:span></text:p>
      <text:p text:style-name="P14"><text:span text:style-name="Fonte_20_parág._20_padrão"><text:span text:style-name="T7"><text:tab/>Nos casos em que o arquivo já está no repositório, solicitar correção necessária ao dono do arquivo.</text:span></text:span></text:p>
      <text:p text:style-name="P14"><text:span text:style-name="Fonte_20_parág._20_padrão"><text:span text:style-name="T7"><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5"><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GINT_ProblemasEAções</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creation-date>2012-10-25T10:41:00Z</meta:creation-date>
    <dc:date>2012-11-02T18:14:37</dc:date>
    <meta:editing-cycles>4</meta:editing-cycles>
    <meta:editing-duration>PT36M2S</meta:editing-duration>
    <meta:document-statistic meta:table-count="2" meta:image-count="3" meta:object-count="0" meta:page-count="5" meta:paragraph-count="40" meta:word-count="320" meta:character-count="2142"/>
    <meta:template xlink:type="simple" xlink:actuate="onRequest" xlink:title="" xlink:href="../../../../../Desktop/SGB_TEMPL_TemplateDocumentos.odt/Normal.dotm"/>
  </office:meta>
</office:document-meta>
</file>